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oussa">
            <text:p>Moussa</text:p>
          </table:table-cell>
          <table:table-cell office:value-type="string" office:value="ALPHAGALO">
            <text:p>ALPHAGAL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Moussa">
            <text:p>Mou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ssitan">
            <text:p>Assitan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smane">
            <text:p>Ousmane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Fatoumata">
            <text:p>Fatoumat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diara">
            <text:p>Adiar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Bouba">
            <text:p>Bou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Salimata">
            <text:p>Salimat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jénèba">
            <text:p>Djénè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Waly">
            <text:p>Waly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">
            <text:p>Amad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Cheick O">
            <text:p>Cheick O</text:p>
          </table:table-cell>
          <table:table-cell office:value-type="string" office:value="DAFF">
            <text:p>DAFF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Drissa">
            <text:p>Driss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Kadidiatou">
            <text:p>Kadidiat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Kadidia">
            <text:p>Kadidi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Abdoulaye">
            <text:p>Abdoulaye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agni">
            <text:p>Magni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dama">
            <text:p>Adama</text:p>
          </table:table-cell>
          <table:table-cell office:value-type="string" office:value="KEITA">
            <text:p>KEIT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bdoulaye F">
            <text:p>Abdoulaye F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alick">
            <text:p>Malick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Issa">
            <text:p>Iss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Kassim">
            <text:p>Kassim</text:p>
          </table:table-cell>
          <table:table-cell office:value-type="string" office:value="SAGARA">
            <text:p>SAGAR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boubacar">
            <text:p>Aboubacar</text:p>
          </table:table-cell>
          <table:table-cell office:value-type="string" office:value="SAMAKE">
            <text:p>SAMAK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wa">
            <text:p>awa</text:p>
          </table:table-cell>
          <table:table-cell office:value-type="string" office:value="Sangare">
            <text:p>Sangare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amba">
            <text:p>Samb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Aminata">
            <text:p>Aminata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Lassine">
            <text:p>Lassine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Ousmane">
            <text:p>Ousmane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basitan">
            <text:p>basitan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Diarrah">
            <text:p>Diarrah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Yacouba">
            <text:p>Yacoub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Maïmouna">
            <text:p>Maïmoun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Seydou">
            <text:p>Seyd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Abdramane">
            <text:p>Abdra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Mariam">
            <text:p>Mari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Moussa">
            <text:p>Mou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Dramane B">
            <text:p>Dramane B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Farima">
            <text:p>Far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Dramane">
            <text:p>Dra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boureima">
            <text:p>boure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Yaya">
            <text:p>Yay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Hama Hamidou">
            <text:p>Hama Hamidou</text:p>
          </table:table-cell>
          <table:table-cell office:value-type="string" office:value="YALCOUYE">
            <text:p>YALCOUY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Djibril">
            <text:p>Djibril</text:p>
          </table:table-cell>
          <table:table-cell office:value-type="string" office:value="YATTASSAYE">
            <text:p>YATTASSAYE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Harouna">
            <text:p>Harouna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Assitan">
            <text:p>Assitan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